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3.55cm" fo:min-width="14.8cm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0.65cm" fo:min-width="8.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55cm" fo:min-width="8.3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25cm" fo:min-width="1.6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35cm" fo:min-width="1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330066" fo:font-size="24pt" style:font-size-asian="24pt" style:font-size-complex="24pt"/>
    </style:style>
    <style:style style:name="T3" style:family="text">
      <style:text-properties fo:color="#330066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cm" svg:height="3.8cm" svg:x="3.3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cm" svg:height="0.9cm" svg:x="6.4cm" svg:y="1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8cm" svg:height="0.8cm" svg:x="6.4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0.5cm" svg:x="4.3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cm" svg:height="0.6cm" svg:x="15.2cm" svg:y="13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5cm" svg:y1="19.4cm" svg:x2="5.1cm" svg:y2="13.3cm">
          <text:p/>
        </draw:line>
        <draw:line draw:style-name="gr6" draw:text-style-name="P5" draw:layer="layout" svg:x1="16.5cm" svg:y1="19.6cm" svg:x2="16.5cm" svg:y2="13.5cm">
          <text:p/>
        </draw:line>
        <draw:frame draw:style-name="gr7" draw:text-style-name="P6" draw:layer="layout" svg:width="4.939cm" svg:height="0.962cm" svg:x="4.2cm" svg:y="19.6cm">
          <draw:text-box>
            <text:p>Source terminal</text:p>
          </draw:text-box>
        </draw:frame>
        <draw:frame draw:style-name="gr7" draw:text-style-name="P6" draw:layer="layout" svg:width="4.621cm" svg:height="0.962cm" svg:x="14.579cm" svg:y="19.7cm">
          <draw:text-box>
            <text:p>Drain terminal </text:p>
          </draw:text-box>
        </draw:frame>
        <draw:line draw:style-name="gr8" draw:text-style-name="P5" draw:layer="layout" svg:x1="10.7cm" svg:y1="11.3cm" svg:x2="10.7cm" svg:y2="10.2cm">
          <text:p/>
        </draw:line>
        <draw:line draw:style-name="gr6" draw:text-style-name="P5" draw:layer="layout" svg:x1="6cm" svg:y1="7cm" svg:x2="7cm" svg:y2="11.5cm">
          <text:p/>
        </draw:line>
        <draw:line draw:style-name="gr6" draw:text-style-name="P5" draw:layer="layout" svg:x1="18.1cm" svg:y1="7.9cm" svg:x2="14.7cm" svg:y2="12.6cm">
          <text:p/>
        </draw:line>
        <draw:frame draw:style-name="gr7" draw:text-style-name="P6" draw:layer="layout" svg:width="3.601cm" svg:height="0.962cm" svg:x="5cm" svg:y="6.2cm">
          <draw:text-box>
            <text:p>Metal layer</text:p>
          </draw:text-box>
        </draw:frame>
        <draw:frame draw:style-name="gr7" draw:text-style-name="P6" draw:layer="layout" svg:width="3.707cm" svg:height="0.962cm" svg:x="16.6cm" svg:y="7.238cm">
          <draw:text-box>
            <text:p>Oxide layer</text:p>
          </draw:text-box>
        </draw:frame>
        <draw:line draw:style-name="gr6" draw:text-style-name="P5" draw:layer="layout" svg:x1="11cm" svg:y1="21.5cm" svg:x2="11cm" svg:y2="14.7cm">
          <text:p/>
        </draw:line>
        <draw:frame draw:style-name="gr7" draw:text-style-name="P6" draw:layer="layout" svg:width="4.621cm" svg:height="0.962cm" svg:x="9.279cm" svg:y="21.8cm">
          <draw:text-box>
            <text:p>semiconductor</text:p>
          </draw:text-box>
        </draw:frame>
        <draw:frame draw:style-name="gr7" draw:text-style-name="P6" draw:layer="layout" svg:width="4.308cm" svg:height="0.962cm" svg:x="9.1cm" svg:y="9.538cm">
          <draw:text-box>
            <text:p>Gate terminal</text:p>
          </draw:text-box>
        </draw:frame>
        <draw:line draw:style-name="gr9" draw:text-style-name="P7" draw:layer="layout" svg:x1="6.6cm" svg:y1="13.8cm" svg:x2="15.1cm" svg:y2="13.7cm">
          <text:p text:style-name="P7">Channel length</text:p>
        </draw:line>
        <draw:frame draw:style-name="gr7" draw:text-style-name="P8" draw:layer="layout" svg:width="9.112cm" svg:height="1.517cm" svg:x="3.3cm" svg:y="2.6cm">
          <draw:text-box>
            <text:p><text:span text:style-name="T1"><text:s text:c="21"/></text:span><text:span text:style-name="T2"><text:s/></text:span><text:span text:style-name="T3">Mosf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05:12:40.844511847</meta:creation-date>
    <dc:date>2016-06-01T05:24:40.511245338</dc:date>
    <meta:editing-duration>PT59S</meta:editing-duration>
    <meta:editing-cycles>1</meta:editing-cycles>
    <meta:document-statistic meta:object-count="19"/>
    <meta:generator>LibreOffice/5.1.2.2$Linux_X86_64 LibreOffice_project/10m0$Build-2</meta:generator>
  </office:meta>
</office:document-meta>
</file>